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 draw:shadow="hidden" draw:shadow-offset-x="0.141cm" draw:shadow-offset-y="0.141cm" draw:shadow-opacity="25%"/>
    </style:style>
    <style:style style:name="pr2" style:family="presentation" style:parent-style-name="Default-subtitle">
      <style:graphic-properties draw:stroke="solid" svg:stroke-width="0.035cm" svg:stroke-color="#333333" draw:marker-start-width="0.252cm" draw:marker-end-width="0.252cm" draw:fill-color="#ffffff" draw:auto-grow-height="true" fo:min-height="11.142cm" fo:padding-top="0.017cm" fo:padding-bottom="0.017cm" fo:padding-left="0.017cm" fo:padding-right="0.017cm" draw:shadow="hidden" draw:shadow-offset-x="0.141cm" draw:shadow-offset-y="0cm" draw:shadow-opacity="67%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Προσέλευση, αποχώρηση,<text:line-break/>έλεγχος πρόσβασης</text:p>
          </draw:text-box>
        </draw:frame>
        <draw:frame presentation:style-name="pr2" draw:text-style-name="P2" draw:layer="layout" svg:width="25.199cm" svg:height="11.176cm" svg:x="1.4cm" svg:y="6.604cm">
          <draw:text-box>
            <text:p text:style-name="P1"><text:span text:style-name="T1">Το σύστημα καταγραφής εισόδου, εξόδου και ελέγχου πρόσβασης αφορά στην ηλεκτρονική καταγραφή της ώρας προσέλευσης και αποχώρησης των υπαλλήλων, καθώς επίσης και στον έλεγχο πρόσβασης των υπαλλήλων σε ελεγχόμενους χώρους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Καρταναγνώστες και κάρτες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Καρταναγνώστες εισόδου/εξόδου</text:p>
                <text:p><text:span text:style-name="T2">Πρόκειται για συσκευές μεγέθους σπιρτόκουτου που βρίσκονται συνήθως στις εισόδους/εξόδους κτιρίων </text:span><text:span text:style-name="T2">και φέρουν επιγραφή ΕΙΣΟΔΟΥ ή ΕΞΟΔΟΥ. Οι εργαζόμενοι περνούν την κάρτα τους μπροστά από τους </text:span><text:span text:style-name="T2">καρταναγνώστες εισόδου κατά την προσέλευσή τους στην εργασία, ενώ κατά την αποχώρησή τους από </text:span><text:span text:style-name="T2">την εργασία περνούν την κάρτα τους μπροστά από τους καρταναγνώστες εξόδου.</text:span></text:p>
              </text:list-item>
              <text:list-item>
                <text:p>Καρταναγνώστες ελεγχόμενης πρόσβασης</text:p>
                <text:p><text:span text:style-name="T2">Οι καρταναγνώστες ελεγχόμενης πρόσβασης βρίσκονται κοντά σε πόρτες που κλειδώνουν με ηλεκτρονικό </text:span><text:span text:style-name="T2">τρόπο και ξεκλειδώνουν με το πέρασμα κάρτας που διαθέτει την κατάλληλη πρόσβαση. Οι </text:span><text:span text:style-name="T2">καρταναγνώστες ελεγχόμενης πρόσβασης είναι συνήθως λευκού χρώματος, σε αντίθεση με τους </text:span><text:span text:style-name="T2">καρταναγνώστες εισόδου/εξόδου που συνήθως είναι μαύροι.</text:span></text:p>
              </text:list-item>
              <text:list-item>
                <text:p>Κάρτες</text:p>
                <text:p><text:span text:style-name="T2">Κάθε εργαζόμενος φέρει κάρτα την οποία του παρέχει η Διεύθυνση Προσωπικού κατά την πρόσληψη ή το </text:span><text:span text:style-name="T2">διορισμό του στο Δήμο Θεσσαλονίκης. Η κάρτα έχει μέγεθος παρόμοιο με αυτό μιας χρεωστικής κάρτας </text:span><text:span text:style-name="T2">τραπέζης, είναι λευκού χρώματος και αναγράφει σε εμφανές σημείο έναν αριθμό που είναι μοναδικός. Η </text:span><text:span text:style-name="T2">κάρτα είναι αυστηρά προσωπική και πρέπει να επιστρέφεται κατά τη διακοπή της σχέσης εργασίας του </text:span><text:span text:style-name="T2">υπαλλήλου με το Δήμο Θεσσαλονίνκης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Παναγιώτης Παπαδόπουλος</meta:initial-creator>
    <meta:creation-date>2020-07-14T07:05:59.984939044</meta:creation-date>
    <dc:date>2020-07-14T07:59:42.717221202</dc:date>
    <dc:creator>Παναγιώτης Παπαδόπουλος</dc:creator>
    <meta:editing-duration>PT22M</meta:editing-duration>
    <meta:editing-cycles>4</meta:editing-cycles>
    <meta:generator>LibreOffice/5.1.6.2$Linux_X86_64 LibreOffice_project/10m0$Build-2</meta:generator>
    <meta:document-statistic meta:object-count="29"/>
  </office:meta>
</office:document-meta>
</file>